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506" officeooo:paragraph-rsid="000d0506"/>
    </style:style>
    <style:style style:name="P2" style:family="paragraph" style:parent-style-name="Text_20_body">
      <style:text-properties officeooo:rsid="000d0506" officeooo:paragraph-rsid="000d0506"/>
    </style:style>
    <style:style style:name="P3" style:family="paragraph" style:parent-style-name="Standard">
      <style:text-properties officeooo:rsid="000d0506" officeooo:paragraph-rsid="000df858"/>
    </style:style>
    <style:style style:name="P4" style:family="paragraph" style:parent-style-name="Text_20_body">
      <style:text-properties officeooo:rsid="000d0506" officeooo:paragraph-rsid="000df858"/>
    </style:style>
    <style:style style:name="P5" style:family="paragraph" style:parent-style-name="Standard">
      <style:text-properties officeooo:rsid="000df858" officeooo:paragraph-rsid="000df858"/>
    </style:style>
    <style:style style:name="P6" style:family="paragraph" style:parent-style-name="Standard">
      <style:text-properties officeooo:paragraph-rsid="000df858"/>
    </style:style>
    <style:style style:name="P7" style:family="paragraph" style:parent-style-name="Standard">
      <style:text-properties officeooo:rsid="000f0850" officeooo:paragraph-rsid="000f0850"/>
    </style:style>
    <style:style style:name="P8" style:family="paragraph" style:parent-style-name="Standard">
      <style:text-properties officeooo:rsid="000df858" officeooo:paragraph-rsid="000df858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df858"/>
    </style:style>
    <style:style style:name="T2" style:family="text">
      <style:text-properties officeooo:rsid="000f0850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lian Marques</text:p>
      <text:p text:style-name="P1">Texte 3 : le poème </text:p>
      <text:p text:style-name="P1">V2 16 mai 24</text:p>
      <text:p text:style-name="P7">Titre : <text:span text:style-name="T3">vivre !</text:span></text:p>
      <text:p text:style-name="P7"/>
      <text:p text:style-name="P1">Le Début ?<text:line-break/></text:p>
      <text:p text:style-name="P1">Naître</text:p>
      <text:p text:style-name="P1">La fin ?</text:p>
      <text:p text:style-name="P1"/>
      <text:p text:style-name="P1">Mourir</text:p>
      <text:p text:style-name="P1">Le Centre ?</text:p>
      <text:p text:style-name="P1"/>
      <text:p text:style-name="P1">Vivre</text:p>
      <text:p text:style-name="P1">Grandir</text:p>
      <text:p text:style-name="P1"><text:span text:style-name="T5">Cona</text:span>itre, apprendre, comprendre, savoir, <text:span text:style-name="T5">Ê</text:span>tre.</text:p>
      <text:p text:style-name="P5"/>
      <text:p text:style-name="P1">Rire,</text:p>
      <text:p text:style-name="P1">Pleurer,</text:p>
      <text:p text:style-name="P5">Se rencontrer</text:p>
      <text:p text:style-name="P5">s’admirer</text:p>
      <text:p text:style-name="P5">se fasciner</text:p>
      <text:p text:style-name="P5">s’apprécier</text:p>
      <text:p text:style-name="P1">s’attacher</text:p>
      <text:p text:style-name="P1">s’associer,</text:p>
      <text:p text:style-name="P1"/>
      <text:p text:style-name="P1">s’assembler.</text:p>
      <text:p text:style-name="P1"/>
      <text:p text:style-name="P1">s’aimer</text:p>
      <text:p text:style-name="P5">s’émerveiller</text:p>
      <text:p text:style-name="P1">s’embrasser</text:p>
      <text:p text:style-name="P1"><office:annotation office:name="__Annotation__129_1869424331" loext:resolved="false"><dc:creator>Auteur inconnu</dc:creator><dc:date>2024-05-18T10:17:31.503000000</dc:date><text:p text:style-name="P9"><text:span text:style-name="T6">Se fiancer? </text:span></text:p></office:annotation>se coupler<office:annotation-end office:name="__Annotation__129_1869424331"/></text:p>
      <text:p text:style-name="P1">se marier</text:p>
      <text:p text:style-name="P1"/>
      <text:p text:style-name="P1"><office:annotation office:name="__Annotation__130_1869424331" loext:resolved="false"><dc:creator>Auteur inconnu</dc:creator><dc:date>2024-05-18T10:17:48.842000000</dc:date><text:p text:style-name="P9"><text:span text:style-name="T6">Rompre ? </text:span></text:p></office:annotation>Finir.<office:annotation-end office:name="__Annotation__130_1869424331"/></text:p>
      <text:p text:style-name="P5">Se séparer</text:p>
      <text:p text:style-name="P1">Se détacher,</text:p>
      <text:p text:style-name="P1">se dissocier</text:p>
      <text:p text:style-name="P6"><text:span text:style-name="T1">s’a</text:span>bandonner</text:p>
      <text:p text:style-name="P1"><office:annotation office:name="__Annotation__131_1869424331" loext:resolved="false"><dc:creator>Auteur inconnu</dc:creator><dc:date>2024-05-18T10:18:09.680000000</dc:date><text:p text:style-name="P9"><text:span text:style-name="T6">« se disputer » ? </text:span></text:p></office:annotation>se diviser<office:annotation-end office:name="__Annotation__131_1869424331"/></text:p>
      <text:p text:style-name="P1">se détester,</text:p>
      <text:p text:style-name="P5">regretter</text:p>
      <text:p text:style-name="P1"/>
      <text:p text:style-name="P2"><text:span text:style-name="T1">s’o</text:span>ublier</text:p>
      <text:p text:style-name="P5">s’éloigner</text:p>
      <text:p text:style-name="P5"><office:annotation office:name="__Annotation__132_1869424331" loext:resolved="false"><dc:creator>Auteur inconnu</dc:creator><dc:date>2024-05-18T10:19:41.589000000</dc:date><text:p text:style-name="P9"><text:span text:style-name="T6">« Repenser à l’autre » ?</text:span></text:p></office:annotation>repenser<office:annotation-end office:name="__Annotation__132_1869424331"/></text:p>
      <text:p text:style-name="P5">se blesser</text:p>
      <text:p text:style-name="P5"><text:span text:style-name="T2">se </text:span>blâmer</text:p>
      <text:p text:style-name="P3">s’isoler</text:p>
      <text:p text:style-name="P4">Se perdre,</text:p>
      <text:p text:style-name="P1">tomber.</text:p>
      <text:p text:style-name="P1"><text:soft-page-break/></text:p>
      <text:p text:style-name="P1">Se relever</text:p>
      <text:p text:style-name="P1"/>
      <text:p text:style-name="P1">(enfin) réitérer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22:50:59.730000000</meta:creation-date>
    <dc:date>2024-05-18T10:20:11.159000000</dc:date>
    <meta:editing-duration>PT6M32S</meta:editing-duration>
    <meta:editing-cycles>2</meta:editing-cycles>
    <meta:generator>LibreOffice/7.4.2.3$Windows_x86 LibreOffice_project/382eef1f22670f7f4118c8c2dd222ec7ad009daf</meta:generator>
    <meta:document-statistic meta:table-count="0" meta:image-count="0" meta:object-count="0" meta:page-count="2" meta:paragraph-count="44" meta:word-count="79" meta:character-count="480" meta:non-whitespace-character-count="443"/>
  </office:meta>
</office:document-meta>
</file>